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Arial" fo:font-size="11pt" fo:font-weight="bold" officeooo:rsid="001b3e15" officeooo:paragraph-rsid="001b3e15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1b3e15" style:font-size-asian="11pt" style:font-size-complex="11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rial" fo:font-size="12pt" officeooo:paragraph-rsid="001b3e15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rial" fo:font-size="12pt" officeooo:paragraph-rsid="001b3e15" style:font-size-asian="12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Arial" fo:font-size="12pt" officeooo:paragraph-rsid="004d4d47" style:font-size-asian="12pt" style:font-size-complex="12pt"/>
    </style:style>
    <style:style style:name="T1" style:family="text">
      <style:text-properties officeooo:rsid="00488bea"/>
    </style:style>
    <style:style style:name="T2" style:family="text">
      <style:text-properties officeooo:rsid="00496a91"/>
    </style:style>
    <style:style style:name="T3" style:family="text">
      <style:text-properties officeooo:rsid="004b1abd"/>
    </style:style>
    <style:style style:name="T4" style:family="text">
      <style:text-properties officeooo:rsid="004d4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E SISTEMAS DE INFORMAÇÃO [APROVEITANDO AS FÉRIAS]</text:p>
      <text:p text:style-name="P2"/>
      <text:p text:style-name="P3"><text:tab/>A loja virtual XPTO é <text:span text:style-name="T1">especializada</text:span> <text:span text:style-name="T1">na venda</text:span> de cartas de um card game bastante conhecido. Além dos cards, ela comercializa outros itens como brinquedos, vestuário e acessórios sobre o card game.</text:p>
      <text:p text:style-name="P3"><text:tab/><text:span text:style-name="T3">Como sua especialidade é o card-game, a loja vende pacotes com 10 cartas, com 5 cartas ou cartas individuais. O cliente não sabe quais cartas virão no pacote, pois cada carta é sorteada após a compra.</text:span></text:p>
      <text:p text:style-name="P5"><text:tab/><text:span text:style-name="T4">Cada carta possui um nível de raridade que varia de 1 a 12. Cada pacote de carta pode ser do tipo bronze, prata ou ouro, a diferença entre cada tipo é a chance de vir cartas raras.</text:span></text:p>
      <text:p text:style-name="P5"><text:span text:style-name="T4"><text:tab/>Em um pacote comum (mais barato, chamado de “pacote bronze”) a chance de vir uma carta com nível 1 a 3, é de 60%; de nível 4 a 6, 30%; de nível 7 a 9, 7%; e de 10 a 12, 3%, respectivamente. Em um pacote “prata” as chances são 45% (nível de 1 a 3), 35% (nível de 4 a 6), 15% (nível de 7 a 9), 5% (nível de 10 a 12). Por fim, no pacote ouro as chances são, 35%, 30%, 20%, 15%.</text:span></text:p>
      <text:p text:style-name="P3"><text:tab/><text:span text:style-name="T1">A fim de facilitar</text:span> a busca <text:span text:style-name="T1">por itens </text:span>é importante registrar preço, nome, descrição, ano de fabricação, ano de compra, quantidade disponível e imagens de todos produtos.</text:p>
      <text:p text:style-name="P3"><text:tab/>Sobre os clientes é importante registrar informações pessoais como nome, data de nascimento, CPF, e-mail. Além disso, para entrega do produto é necessário ter o endereço (<text:span text:style-name="T2">CEP</text:span>, número, logradouro, bairro, cidade).</text:p>
      <text:p text:style-name="P3"><text:tab/>Para realizar o pagamento dos produtos serão permitidos utilizar como meios PayPal, PagSeguro e Boleto.</text:p>
      <text:p text:style-name="P3"><text:tab/>A administração da loja deve ocorrer em uma área dedicada a essa atividade, com a finalidade de agilizar a gerência de estoque, remoção ou adição de produtos. Tal espaço também deve permitir que o administrador visualize status do pagamento das vendas e os clientes visualizem o status não só do pagamento como da entrega também.</text:p>
      <text:p text:style-name="P3"><text:tab/>Por considerar importante o retorno dos usuários, a loja disponibiliza um campo para tirar dúvidas, um espaço para avaliar o produto com uma nota de 0 a 5 e um comentário.</text:p>
      <text:p text:style-name="P3"><text:tab/><text:span text:style-name="T1">Por fim, deseja-se acompanhar o progresso da loja, para isso, relatórios sobre a quantidade de vendas e lucratividade por item, além de lucro por usuário, são bem-vin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23:10:09.484043298</dc:date>
    <meta:editing-duration>PT13H48M19S</meta:editing-duration>
    <meta:editing-cycles>52</meta:editing-cycles>
    <meta:generator>LibreOffice/6.0.5.2$Linux_X86_64 LibreOffice_project/54c8cbb85f300ac59db32fe8a675ff7683cd5a16</meta:generator>
    <meta:document-statistic meta:table-count="0" meta:image-count="0" meta:object-count="0" meta:page-count="1" meta:paragraph-count="11" meta:word-count="385" meta:character-count="2170" meta:non-whitespace-character-count="1786"/>
  </office:meta>
</office:document-meta>
</file>